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2])" office:value-type="float" office:value="0.00003275831303391" calcext:value-type="float">
            <text:p>3.275831303391E-05</text:p>
          </table:table-cell>
          <table:table-cell table:formula="of:=AVERAGE([.N2:.N112])" office:value-type="float" office:value="0.0000527192634979928" calcext:value-type="float">
            <text:p>5.271926349799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2:57:58.418894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2T22:59:25.881789055</dc:date>
    <meta:editing-duration>PT18H17M59S</meta:editing-duration>
    <meta:editing-cycles>104</meta:editing-cycles>
    <meta:generator>LibreOffice/7.0.4.2$Linux_X86_64 LibreOffice_project/00$Build-2</meta:generator>
    <meta:document-statistic meta:table-count="1" meta:cell-count="1877" meta:object-count="0"/>
  </office:meta>
</office:document-meta>
</file>